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div class="row vertical-offset-100"&gt;</text:p>
      <text:p text:style-name="Standard"><text:s text:c="4"/><text:tab/>&lt;div class="col-md-6 col-md-offset-5"&gt;</text:p>
      <text:p text:style-name="Standard"><text:s text:c="4"/><text:tab/><text:tab/>&lt;div class="panel panel-success"&gt;</text:p>
      <text:p text:style-name="Standard"><text:s text:c="24"/>&lt;div class="panel panel-heading"&gt;</text:p>
      <text:p text:style-name="Standard"><text:s text:c="24"/>&lt;h3 class="panel-title"&gt;Connexion&lt;/h3&gt;</text:p>
      <text:p text:style-name="Standard"><text:s text:c="24"/>&lt;/div&gt;</text:p>
      <text:p text:style-name="Standard"><text:tab/><text:tab/><text:tab/>&lt;div class="panel-body"&gt;</text:p>
      <text:p text:style-name="Standard"><text:tab/><text:tab/><text:tab/> <text:s text:c="3"/><text:tab/>{{ form_start(form, {'method': 'post', 'action': path('fos_user_registration_register'), 'attr': {'class': 'fos_user_registration_register'}}) }}</text:p>
      <text:p text:style-name="Standard"><text:s text:c="36"/>{{ form_widget(form) }}</text:p>
      <text:p text:style-name="Standard"><text:s text:c="36"/>&lt;div&gt;</text:p>
      <text:p text:style-name="Standard"><text:s text:c="40"/>&lt;br&gt;</text:p>
      <text:p text:style-name="Standard"><text:s text:c="40"/>&lt;input class="btn btn-sm btn-info btn-block" type="submit" value="{{ 'registration.submit'|trans }}" /&gt;</text:p>
      <text:p text:style-name="Standard"><text:s text:c="36"/>&lt;/div&gt;</text:p>
      <text:p text:style-name="Standard"><text:s text:c="32"/>{{ form_end(form) }}</text:p>
      <text:p text:style-name="Standard"><text:s text:c="36"/>&lt;/br&gt; <text:s text:c="3"/></text:p>
      <text:p text:style-name="Standard"><text:s text:c="33"/></text:p>
      <text:p text:style-name="Standard"><text:s text:c="33"/></text:p>
      <text:p text:style-name="Standard"><text:tab/><text:tab/><text:tab/>&lt;/div&gt;</text:p>
      <text:p text:style-name="Standard"><text:tab/><text:tab/>&lt;/div&gt;</text:p>
      <text:p text:style-name="Standard"><text:tab/>&lt;/div&gt;</text:p>
      <text:p text:style-name="Standard"><text:s text:c="4"/>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</meta:initial-creator>
    <meta:creation-date>2018-02-26T10:46:54.79</meta:creation-date>
    <meta:document-statistic meta:table-count="0" meta:image-count="0" meta:object-count="0" meta:page-count="1" meta:paragraph-count="21" meta:word-count="51" meta:character-count="974"/>
    <dc:date>2018-02-26T10:47:55.18</dc:date>
    <dc:creator>Patrick </dc:creator>
    <meta:editing-duration>PT1M3S</meta:editing-duration>
    <meta:editing-cycles>1</meta:editing-cycles>
    <meta:generator>OpenOffice/4.1.3$Win32 OpenOffice.org_project/413m1$Build-9783</meta:generator>
  </office:meta>
</office:document-meta>
</file>